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27bf"/>
    </style:style>
    <style:style style:name="P2" style:family="paragraph" style:parent-style-name="Standard">
      <style:text-properties fo:font-weight="bold" officeooo:paragraph-rsid="000febed" style:font-weight-asian="bold" style:font-weight-complex="bold"/>
    </style:style>
    <style:style style:name="P3" style:family="paragraph" style:parent-style-name="Standard">
      <style:text-properties fo:font-weight="bold" officeooo:rsid="00101868" officeooo:paragraph-rsid="00101868" style:font-weight-asian="bold" style:font-weight-complex="bold"/>
    </style:style>
    <style:style style:name="P4" style:family="paragraph" style:parent-style-name="Standard">
      <style:text-properties fo:font-weight="bold" officeooo:rsid="001099e5" officeooo:paragraph-rsid="001099e5" style:font-weight-asian="bold" style:font-weight-complex="bold"/>
    </style:style>
    <style:style style:name="P5" style:family="paragraph" style:parent-style-name="Standard">
      <style:text-properties fo:font-weight="bold" officeooo:rsid="000b271b" officeooo:paragraph-rsid="000b271b" fo:background-color="#ffff00" style:font-weight-asian="bold" style:font-weight-complex="bold"/>
    </style:style>
    <style:style style:name="P6" style:family="paragraph" style:parent-style-name="Standard">
      <style:text-properties fo:font-weight="bold" officeooo:paragraph-rsid="000b271b" fo:background-color="#ffff00" style:font-weight-asian="bold" style:font-weight-complex="bold"/>
    </style:style>
    <style:style style:name="P7" style:family="paragraph" style:parent-style-name="Standard">
      <style:text-properties fo:font-weight="bold" officeooo:rsid="00144f69" officeooo:paragraph-rsid="00144f69" fo:background-color="#611729" style:font-weight-asian="bold" style:font-weight-complex="bold"/>
    </style:style>
    <style:style style:name="P8" style:family="paragraph" style:parent-style-name="Standard">
      <style:text-properties fo:font-weight="normal" officeooo:paragraph-rsid="000febed" style:font-weight-asian="normal" style:font-weight-complex="normal"/>
    </style:style>
    <style:style style:name="P9" style:family="paragraph" style:parent-style-name="Standard">
      <style:text-properties fo:font-weight="normal" officeooo:rsid="00101868" officeooo:paragraph-rsid="00101868" fo:background-color="#ffff00" style:font-weight-asian="normal" style:font-weight-complex="normal"/>
    </style:style>
    <style:style style:name="P10" style:family="paragraph" style:parent-style-name="Standard">
      <style:text-properties fo:font-style="normal" fo:font-weight="bold" officeooo:rsid="00101868" officeooo:paragraph-rsid="00101868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01868" officeooo:paragraph-rsid="00204cb9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fbc36" officeooo:paragraph-rsid="001fbc36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normal" officeooo:rsid="00101868" officeooo:paragraph-rsid="00101868" fo:background-color="#ffff0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01868" officeooo:paragraph-rsid="0010186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87979" officeooo:paragraph-rsid="0010186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paragraph-rsid="00101868"/>
    </style:style>
    <style:style style:name="P17" style:family="paragraph" style:parent-style-name="Standard">
      <style:text-properties officeooo:paragraph-rsid="00101868" fo:background-color="#ffff00"/>
    </style:style>
    <style:style style:name="P18" style:family="paragraph" style:parent-style-name="Standard">
      <style:text-properties fo:color="#dedce6" loext:opacity="100%" fo:font-weight="bold" officeooo:rsid="00101868" officeooo:paragraph-rsid="00101868" fo:background-color="#468a1a" style:font-weight-asian="bold" style:font-weight-complex="bold"/>
    </style:style>
    <style:style style:name="P19" style:family="paragraph" style:parent-style-name="Standard">
      <style:text-properties fo:font-weight="bold" officeooo:paragraph-rsid="000febed" style:font-weight-asian="bold" style:font-weight-complex="bold"/>
    </style:style>
    <style:style style:name="T1" style:family="text">
      <style:text-properties officeooo:rsid="00083713"/>
    </style:style>
    <style:style style:name="T2" style:family="text">
      <style:text-properties officeooo:rsid="000984f3"/>
    </style:style>
    <style:style style:name="T3" style:family="text">
      <style:text-properties officeooo:rsid="000a27bf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officeooo:rsid="00083713" fo:background-color="#ffff00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1868" style:font-weight-asian="normal" style:font-weight-complex="normal"/>
    </style:style>
    <style:style style:name="T9" style:family="text">
      <style:text-properties fo:font-weight="normal" officeooo:rsid="001099e5" style:font-weight-asian="normal" style:font-weight-complex="normal"/>
    </style:style>
    <style:style style:name="T10" style:family="text">
      <style:text-properties fo:font-weight="normal" officeooo:rsid="00187979" style:font-weight-asian="normal" style:font-weight-complex="normal"/>
    </style:style>
    <style:style style:name="T11" style:family="text">
      <style:text-properties fo:font-weight="normal" officeooo:rsid="00210e44" style:font-weight-asian="normal" style:font-weight-complex="normal"/>
    </style:style>
    <style:style style:name="T12" style:family="text">
      <style:text-properties fo:font-weight="normal" fo:background-color="#ffff00" loext:char-shading-value="0" style:font-weight-asian="normal" style:font-weight-complex="normal"/>
    </style:style>
    <style:style style:name="T13" style:family="text">
      <style:text-properties fo:font-weight="normal" officeooo:rsid="00204cb9" fo:background-color="#ffff00" loext:char-shading-value="0" style:font-weight-asian="normal" style:font-weight-complex="normal"/>
    </style:style>
    <style:style style:name="T14" style:family="text">
      <style:text-properties fo:font-weight="normal" officeooo:rsid="001099e5" fo:background-color="transparent" loext:char-shading-value="0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099e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0186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0408a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099e5" fo:background-color="#ffff00" loext:char-shading-value="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099e5" fo:background-color="transparent" loext:char-shading-value="0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eta linux insatllation</text:p>
      <text:p text:style-name="Standard"><text:span text:style-name="T5">./petalinux-v2024.1-05202009-installer.run</text:span> //PetaLinux SDK has been successfully set up and is ready to be use<text:span text:style-name="T3">d, remember to install the all lib and tools before this.</text:span></text:p>
      <text:p text:style-name="Standard"><text:span text:style-name="T4"><text:s/></text:span><text:span text:style-name="T6">l</text:span><text:span text:style-name="T5">s</text:span> // <text:span text:style-name="T1">list out</text:span></text:p>
      <text:p text:style-name="Standard"><text:span text:style-name="T5"><text:s/>source settings.sh</text:span> //sudo dpkg-reconfigure dash <text:span text:style-name="T1">and select “NO”</text:span> <text:span text:style-name="T1">to change default shell as bash , </text:span><text:span text:style-name="T2">we are telling that read the settings.sh file and execute the commands in it , PetaLinux environment set to '/home/admin1/Downloads/petalinux'</text:span></text:p>
      <text:p text:style-name="P1"><text:span text:style-name="T5">echo $PETALINUX</text:span> // <text:span text:style-name="T2">shows the enviro</text:span><text:span text:style-name="T3">n</text:span><text:span text:style-name="T2">ment </text:span><text:span text:style-name="T3">that we set previously i.e, “</text:span><text:span text:style-name="T2">/home/admin1/Downloads/petalinux”</text:span></text:p>
      <text:p text:style-name="P1"><text:span text:style-name="T5">petalinux-create --type project --template zynq --name ZED</text:span> //<text:span text:style-name="T3">creates a project on board which using zynq 7000 series architecture with name ZED , //New project successfully created in /home/admin1/Downloads/petalinux/ZED</text:span></text:p>
      <text:p text:style-name="P5">ls</text:p>
      <text:p text:style-name="P5">cd ZED</text:p>
      <text:p text:style-name="P6">ls</text:p>
      <text:p text:style-name="P2"><text:span text:style-name="T4">petalinux-config --get-hw-description /home/admin1/Downloads/petalinux/zed_SD_3.xsa</text:span> //</text:p>
      <text:p text:style-name="P8">Renaming zed_SD_3.xsa to system.xsa//</text:p>
      <text:p text:style-name="P2"><text:span text:style-name="T4">petalinux-config -c rootfs</text:span><text:span text:style-name="T7"> //Successfully configured rootfs</text:span></text:p>
      <text:p text:style-name="P2"><text:span text:style-name="T4">petalinux-build</text:span><text:span text:style-name="T7"> // Successfully built projec</text:span></text:p>
      <text:p text:style-name="P2"><text:span text:style-name="T4">petalinux-config -c u-boot</text:span> // <text:span text:style-name="T7">Successfully configured u-b</text:span><text:span text:style-name="T8">o</text:span><text:span text:style-name="T7">ot</text:span></text:p>
      <text:p text:style-name="P2"><text:span text:style-name="T4">petalinux-package --boot --u-boot</text:span><text:span text:style-name="T12"> </text:span><text:span text:style-name="T7">//Successfully Generated BIN File</text:span></text:p>
      <text:p text:style-name="P2"><text:span text:style-name="T11">(</text:span><text:span text:style-name="T7">petalinux-package boot –u-boot --</text:span><text:span text:style-name="T11">force)</text:span></text:p>
      <text:p text:style-name="P18">SD card partition and formating</text:p>
      <text:p text:style-name="P3"><text:span text:style-name="T12"><text:s/>sudo apt-get install gparted</text:span><text:span text:style-name="T7"> // install gparted </text:span></text:p>
      <text:p text:style-name="P9">sudo apt-get install pax</text:p>
      <text:p text:style-name="P3"><text:span text:style-name="T12">sudo apt-get install gtkterm</text:span><text:span text:style-name="T7"> // for monitoring booting process on zedboard</text:span></text:p>
      <text:p text:style-name="P9">sudo apt-get install minicom </text:p>
      <text:p text:style-name="P3"><text:span text:style-name="T12">ls /dev </text:span><text:span text:style-name="T7">// list device files</text:span></text:p>
      <text:p text:style-name="P3"><text:span text:style-name="T12">umount /</text:span><text:span text:style-name="T19">dev/&lt;sd card device file name &gt; </text:span><text:span text:style-name="T15">//mmcblko in the context of zedboard ,unmount it</text:span></text:p>
      <text:p text:style-name="P13">sudo fdisk /dev/mmcblk0 </text:p>
      <text:p text:style-name="P4"><text:span text:style-name="T19">p</text:span><text:span text:style-name="T15"> // for details</text:span></text:p>
      <text:p text:style-name="P4"><text:span text:style-name="T19">n</text:span><text:span text:style-name="T15"> // for new partiion</text:span></text:p>
      <text:p text:style-name="P4"><text:span text:style-name="T19">e,e</text:span><text:span text:style-name="T15"> // enter for default settings and number</text:span></text:p>
      <text:p text:style-name="P4"><text:span text:style-name="T19">+size</text:span><text:span text:style-name="T15">//interms of k,m,g</text:span></text:p>
      <text:p text:style-name="P4"><text:span text:style-name="T19">y</text:span><text:span text:style-name="T15"> // yes to remove mar</text:span><text:span text:style-name="T18">k</text:span></text:p>
      <text:p text:style-name="P4"><text:span text:style-name="T19">t </text:span><text:span text:style-name="T15">// to change type</text:span></text:p>
      <text:p text:style-name="P4"><text:span text:style-name="T19">l</text:span><text:span text:style-name="T15"> //to get list of types available</text:span></text:p>
      <text:p text:style-name="P4"><text:span text:style-name="T19">HEX NUMBER</text:span><text:span text:style-name="T15"> //number of the type to change</text:span></text:p>
      <text:p text:style-name="P17"><text:span text:style-name="T16">s</text:span><text:span text:style-name="T17">udo mkfs.msdos /dev/mmcblk0</text:span><text:span text:style-name="T16">p1 </text:span><text:span text:style-name="T21">//</text:span><text:span text:style-name="T14">format a partition with the FAT file system </text:span></text:p>
      <text:p text:style-name="P16"><text:span text:style-name="T20"><text:s/>sudo mkfs.ext4 /dev/mmcblk0p2</text:span><text:span text:style-name="T16"> //</text:span><text:span text:style-name="T9">format a partition with the ext4(linux)system</text:span></text:p>
      <text:p text:style-name="P11"><text:span text:style-name="T13">sudo </text:span><text:span text:style-name="T12">fatlabel /dev/mmcblk0p1 BOOT</text:span><text:span text:style-name="T7"> // to change name of fat filesystem partition to BOOT</text:span></text:p>
      <text:p text:style-name="P11"><text:span text:style-name="T13">sudo e2label</text:span><text:span text:style-name="T12"> /dev/mmcblk0p</text:span><text:span text:style-name="T13">2</text:span><text:span text:style-name="T12"> </text:span><text:span text:style-name="T13">Rootfs</text:span></text:p>
      <text:p text:style-name="P14">open terminal where the below files are there</text:p>
      <text:p text:style-name="P10"><text:span text:style-name="T12">sudo cp rootfs.cpio rootfs.tar.gz /media/admin1/5400697c-aa60-4a6d-b1e8-dff94ac8dd61</text:span><text:span text:style-name="T7"> // copy the files to the root partition</text:span></text:p>
      <text:p text:style-name="P10"><text:span text:style-name="T12">sudo pax -rvf rootfs.cpio </text:span><text:span text:style-name="T7">// unpack the rootfs.cpio file </text:span></text:p>
      <text:p text:style-name="P14"/>
      <text:p text:style-name="P14"/>
      <text:p text:style-name="P14"/>
      <text:p text:style-name="P10"><text:span text:style-name="T7">sudo dpkg-reconfigure dash // </text:span><text:span text:style-name="T10">to change default shell scripting from bash to dash </text:span></text:p>
      <text:p text:style-name="P15"/>
      <text:p text:style-name="P15"/>
      <text:p text:style-name="P15"><text:soft-page-break/></text:p>
      <text:p text:style-name="P15"/>
      <text:p text:style-name="P12"><text:span text:style-name="T10">F</text:span><text:span text:style-name="T7">acing problem at console display, Nothing showed up in the conso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17:00.697895841</meta:creation-date>
    <dc:date>2024-09-20T10:22:36.573202543</dc:date>
    <meta:editing-duration>PT9H19M5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347" meta:character-count="2391" meta:non-whitespace-character-count="2082"/>
  </office:meta>
</office:document-meta>
</file>